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972in" fo:line-height="120%" style:page-number="1"/>
      <style:text-properties fo:font-style="italic" style:font-style-asian="italic" fo:color="#2F5496" fo:font-size="25pt" style:font-size-asian="25pt" style:font-size-complex="25pt"/>
    </style:style>
    <style:style style:name="P3" style:parent-style-name="Standard" style:family="paragraph">
      <style:paragraph-properties fo:text-align="center" fo:margin-bottom="0.0972in" fo:line-height="120%"/>
    </style:style>
    <style:style style:name="T4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P5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6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7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8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9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0" style:parent-style-name="Standard" style:family="paragraph">
      <style:paragraph-properties fo:text-align="center" fo:margin-bottom="0.0972in" fo:line-height="120%"/>
    </style:style>
    <style:style style:name="T11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12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3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4" style:parent-style-name="Standard" style:family="paragraph">
      <style:paragraph-properties fo:text-align="center" fo:margin-bottom="0.0972in" fo:line-height="120%"/>
      <style:text-properties fo:color="#2F5496" fo:font-size="24pt" style:font-size-asian="24pt" style:font-size-complex="24pt"/>
    </style:style>
    <style:style style:name="P15" style:parent-style-name="Standard" style:family="paragraph">
      <style:paragraph-properties fo:margin-bottom="0.0972in" fo:line-height="120%"/>
      <style:text-properties fo:font-style="italic" style:font-style-asian="italic" fo:color="#2F5496" fo:font-size="19pt" style:font-size-asian="19pt" style:font-size-complex="19pt"/>
    </style:style>
    <style:style style:name="P16" style:parent-style-name="Standard" style:family="paragraph">
      <style:paragraph-properties fo:text-align="center" fo:margin-bottom="0.0972in" fo:line-height="120%"/>
    </style:style>
    <style:style style:name="T17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P18" style:parent-style-name="Standard" style:family="paragraph">
      <style:paragraph-properties fo:text-align="center" fo:margin-bottom="0.0972in" fo:line-height="120%"/>
    </style:style>
    <style:style style:name="T19" style:parent-style-name="Car.predefinitoparagrafo" style:family="text">
      <style:text-properties fo:font-style="italic" style:font-style-asian="italic" fo:color="#2F5496" fo:font-size="25pt" style:font-size-asian="25pt" style:font-size-complex="25pt"/>
    </style:style>
    <style:style style:name="T20" style:parent-style-name="Car.predefinitoparagrafo" style:family="text">
      <style:text-properties fo:color="#2F5496" fo:font-size="14pt" style:font-size-asian="14pt" style:font-size-complex="14pt"/>
    </style:style>
    <style:style style:name="P21" style:parent-style-name="Titolo2" style:family="paragraph">
      <style:paragraph-properties fo:line-height="200%"/>
    </style:style>
    <style:style style:name="T22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23" style:parent-style-name="Standard" style:family="paragraph">
      <style:paragraph-properties fo:line-height="200%" fo:text-indent="0.5in"/>
    </style:style>
    <style:style style:name="T24" style:parent-style-name="Car.predefinitoparagrafo" style:family="text">
      <style:text-properties fo:font-weight="bold" style:font-weight-asian="bold" fo:font-style="italic" style:font-style-asian="italic"/>
    </style:style>
    <style:style style:name="T25" style:parent-style-name="Car.predefinitoparagrafo" style:family="text">
      <style:text-properties fo:font-style="italic" style:font-style-asian="italic"/>
    </style:style>
    <style:style style:name="P26" style:parent-style-name="Titolo2" style:family="paragraph">
      <style:paragraph-properties fo:line-height="200%"/>
    </style:style>
    <style:style style:name="T2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28" style:parent-style-name="Standard" style:family="paragraph">
      <style:paragraph-properties fo:line-height="200%" fo:text-indent="0.5in"/>
    </style:style>
    <style:style style:name="T29" style:parent-style-name="Car.predefinitoparagrafo" style:family="text">
      <style:text-properties fo:font-weight="bold" style:font-weight-asian="bold" fo:font-style="italic" style:font-style-asian="italic"/>
    </style:style>
    <style:style style:name="T30" style:parent-style-name="Car.predefinitoparagrafo" style:family="text">
      <style:text-properties fo:font-style="italic" style:font-style-asian="italic"/>
    </style:style>
    <style:style style:name="P31" style:parent-style-name="Standard" style:family="paragraph">
      <style:paragraph-properties fo:line-height="200%" fo:text-indent="0.5in"/>
    </style:style>
    <style:style style:name="T32" style:parent-style-name="Car.predefinitoparagrafo" style:family="text">
      <style:text-properties fo:font-style="italic" style:font-style-asian="italic"/>
    </style:style>
    <style:style style:name="T33" style:parent-style-name="Car.predefinitoparagrafo" style:family="text">
      <style:text-properties fo:font-weight="bold" style:font-weight-asian="bold" fo:font-style="italic" style:font-style-asian="italic"/>
    </style:style>
    <style:style style:name="T34" style:parent-style-name="Car.predefinitoparagrafo" style:family="text">
      <style:text-properties fo:font-weight="bold" style:font-weight-asian="bold" fo:font-style="italic" style:font-style-asian="italic"/>
    </style:style>
    <style:style style:name="P35" style:parent-style-name="Standard" style:family="paragraph">
      <style:paragraph-properties fo:line-height="200%"/>
    </style:style>
    <style:style style:name="T36" style:parent-style-name="Car.predefinitoparagrafo" style:family="text">
      <style:text-properties fo:font-style="italic" style:font-style-asian="italic"/>
    </style:style>
    <style:style style:name="T37" style:parent-style-name="Car.predefinitoparagrafo" style:family="text">
      <style:text-properties fo:font-style="italic" style:font-style-asian="italic"/>
    </style:style>
    <style:style style:name="T38" style:parent-style-name="Car.predefinitoparagrafo" style:family="text">
      <style:text-properties style:font-name="Times New Roman" style:font-name-asian="Times New Roman" style:font-name-complex="Times New Roman" fo:font-style="italic" style:font-style-asian="italic"/>
    </style:style>
    <style:style style:name="T39" style:parent-style-name="Car.predefinitoparagrafo" style:family="text">
      <style:text-properties fo:font-style="italic" style:font-style-asian="italic"/>
    </style:style>
    <style:style style:name="T40" style:parent-style-name="Car.predefinitoparagrafo" style:family="text">
      <style:text-properties fo:font-style="italic" style:font-style-asian="italic"/>
    </style:style>
    <style:style style:name="P41" style:parent-style-name="Standard" style:family="paragraph">
      <style:paragraph-properties fo:line-height="200%"/>
    </style:style>
    <style:style style:name="T42" style:parent-style-name="Car.predefinitoparagrafo" style:family="text">
      <style:text-properties fo:font-style="italic" style:font-style-asian="italic"/>
    </style:style>
    <style:style style:name="P43" style:parent-style-name="Standard" style:family="paragraph">
      <style:paragraph-properties fo:line-height="200%" fo:text-indent="0.5in"/>
    </style:style>
    <style:style style:name="T44" style:parent-style-name="Car.predefinitoparagrafo" style:family="text">
      <style:text-properties fo:font-style="italic" style:font-style-asian="italic"/>
    </style:style>
    <style:style style:name="T45" style:parent-style-name="Car.predefinitoparagrafo" style:family="text">
      <style:text-properties fo:font-style="italic" style:font-style-asian="italic"/>
    </style:style>
    <style:style style:name="P46" style:parent-style-name="Titolo2" style:family="paragraph">
      <style:paragraph-properties fo:line-height="200%"/>
    </style:style>
    <style:style style:name="T47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48" style:parent-style-name="Standard" style:family="paragraph">
      <style:paragraph-properties fo:line-height="200%" fo:margin-left="0.5in" fo:text-indent="-0.5in">
        <style:tab-stops/>
      </style:paragraph-properties>
    </style:style>
    <style:style style:name="T49" style:parent-style-name="Car.predefinitoparagrafo" style:family="text">
      <style:text-properties fo:font-style="italic" style:font-style-asian="italic"/>
    </style:style>
    <style:style style:name="T50" style:parent-style-name="Car.predefinitoparagrafo" style:family="text">
      <style:text-properties fo:font-style="italic" style:font-style-asian="italic"/>
    </style:style>
    <style:style style:name="P51" style:parent-style-name="Standard" style:family="paragraph">
      <style:paragraph-properties fo:line-height="200%"/>
    </style:style>
    <style:style style:name="T52" style:parent-style-name="Car.predefinitoparagrafo" style:family="text">
      <style:text-properties fo:font-style="italic" style:font-style-asian="italic"/>
    </style:style>
    <style:style style:name="T53" style:parent-style-name="Car.predefinitoparagrafo" style:family="text">
      <style:text-properties style:font-name="Arial" style:font-name-asian="Arial" style:font-name-complex="Arial" fo:font-style="italic" style:font-style-asian="italic" fo:font-size="11pt" style:font-size-asian="11pt" style:font-size-complex="11pt"/>
    </style:style>
    <style:style style:name="T54" style:parent-style-name="Car.predefinitoparagrafo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200%"/>
    </style:style>
    <style:style style:name="T56" style:parent-style-name="Car.predefinitoparagrafo" style:family="text">
      <style:text-properties fo:font-style="italic" style:font-style-asian="italic"/>
    </style:style>
    <style:style style:name="T57" style:parent-style-name="Car.predefinitoparagrafo" style:family="text">
      <style:text-properties fo:font-style="italic" style:font-style-asian="italic"/>
    </style:style>
    <style:style style:name="T58" style:parent-style-name="Car.predefinitoparagrafo" style:family="text">
      <style:text-properties style:font-name="Calibri" style:font-name-complex="Calibri" fo:color="#222222" fo:background-color="#FFFFFF"/>
    </style:style>
    <style:style style:name="P59" style:parent-style-name="Titolo2" style:family="paragraph">
      <style:paragraph-properties fo:line-height="200%"/>
    </style:style>
    <style:style style:name="T60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61" style:parent-style-name="Standard" style:family="paragraph">
      <style:paragraph-properties fo:line-height="200%" fo:text-indent="0.5in"/>
    </style:style>
    <style:style style:name="T62" style:parent-style-name="Car.predefinitoparagrafo" style:family="text">
      <style:text-properties style:font-name="Times New Roman" style:font-name-asian="Times New Roman" style:font-name-complex="Times New Roman"/>
    </style:style>
    <style:style style:name="T63" style:parent-style-name="Car.predefinitoparagrafo" style:family="text">
      <style:text-properties style:font-name="Times New Roman" style:font-name-asian="Times New Roman" style:font-name-complex="Times New Roman"/>
    </style:style>
    <style:style style:name="T64" style:parent-style-name="Car.predefinitoparagrafo" style:family="text">
      <style:text-properties style:font-name="Times New Roman" style:font-name-asian="Times New Roman" style:font-name-complex="Times New Roman"/>
    </style:style>
    <style:style style:name="T65" style:parent-style-name="Car.predefinitoparagrafo" style:family="text">
      <style:text-properties style:font-name="Times New Roman" style:font-name-asian="Times New Roman" style:font-name-complex="Times New Roman"/>
    </style:style>
    <style:style style:name="P66" style:parent-style-name="Titolo1" style:family="paragraph">
      <style:paragraph-properties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67" style:parent-style-name="Titolo1" style:family="paragraph">
      <style:paragraph-properties fo:line-height="200%"/>
    </style:style>
    <style:style style:name="T68" style:parent-style-name="Car.predefinitoparagrafo" style:family="text"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69" style:parent-style-name="Titolo2" style:family="paragraph">
      <style:paragraph-properties fo:line-height="200%"/>
    </style:style>
    <style:style style:name="T70" style:parent-style-name="Car.predefinitoparagrafo" style:family="text">
      <style:text-properties style:font-name="Times New Roman" style:font-name-asian="Times New Roman" style:font-name-complex="Times New Roman" fo:language="it" fo:country="IT" style:language-asian="it" style:country-asian="IT" style:language-complex="ar" style:country-complex="SA"/>
    </style:style>
    <style:style style:name="T71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72" style:parent-style-name="Standard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73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74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75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76" style:parent-style-name="Standard" style:family="paragraph">
      <style:paragraph-properties fo:line-height="200%"/>
    </style:style>
    <style:style style:name="T77" style:parent-style-name="Car.predefinitoparagrafo" style:family="text">
      <style:text-properties style:font-name="Times New Roman" style:font-name-asian="Times New Roman" style:font-name-complex="Times New Roman"/>
    </style:style>
    <style:style style:name="T78" style:parent-style-name="Car.predefinitoparagrafo" style:family="text">
      <style:text-properties style:font-name="Times New Roman" style:font-name-asian="Times New Roman" style:font-name-complex="Times New Roman"/>
    </style:style>
    <style:style style:name="P79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80" style:parent-style-name="Normale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P81" style:parent-style-name="Normale" style:family="paragraph">
      <style:paragraph-properties fo:widows="0" fo:orphans="0"/>
      <style:text-properties style:font-name="Times New Roman" style:font-name-asian="Times New Roman" style:font-name-complex="Times New Roman"/>
    </style:style>
    <style:style style:name="P82" style:parent-style-name="Normale" style:family="paragraph">
      <style:paragraph-properties fo:widows="0" fo:orphans="0"/>
      <style:text-properties style:font-name="Times New Roman" style:font-name-asian="Times New Roman" style:font-name-complex="Times New Roman" fo:font-weight="bold" style:font-weight-asian="bold" fo:font-style="italic" style:font-style-asian="italic" fo:color="#4472C4"/>
    </style:style>
    <style:style style:name="P83" style:parent-style-name="Normale" style:family="paragraph">
      <style:paragraph-properties fo:widows="0" fo:orphans="0"/>
      <style:text-properties style:font-name="Times New Roman" style:font-name-asian="Times New Roman" style:font-name-complex="Times New Roman" fo:font-weight="bold" style:font-weight-asian="bold" fo:font-style="italic" style:font-style-asian="italic" fo:color="#4472C4"/>
    </style:style>
    <style:style style:name="P84" style:parent-style-name="Normale" style:family="paragraph">
      <style:paragraph-properties fo:widows="0" fo:orphans="0"/>
      <style:text-properties fo:font-weight="bold" style:font-weight-asian="bold" fo:font-style="italic" style:font-style-asian="italic"/>
    </style:style>
    <style:style style:name="P85" style:parent-style-name="Standard" style:family="paragraph">
      <style:paragraph-properties fo:line-height="200%" fo:text-indent="0.5in"/>
      <style:text-properties style:font-name="Times New Roman" style:font-name-asian="Times New Roman" style:font-name-complex="Times New Roman"/>
    </style:style>
    <style:style style:name="P86" style:parent-style-name="Standard" style:family="paragraph">
      <style:paragraph-properties fo:line-height="200%" fo:text-indent="0.5in"/>
    </style:style>
    <style:style style:name="T87" style:parent-style-name="Car.predefinitoparagrafo" style:family="text">
      <style:text-properties style:font-name="Times New Roman" style:font-name-asian="Times New Roman" style:font-name-complex="Times New Roman"/>
    </style:style>
    <style:style style:name="T88" style:parent-style-name="Car.predefinitoparagrafo" style:family="text">
      <style:text-properties style:font-name="Times New Roman" style:font-name-asian="Times New Roman" style:font-name-complex="Times New Roman"/>
    </style:style>
    <style:style style:name="P89" style:parent-style-name="Standard" style:family="paragraph">
      <style:paragraph-properties fo:line-height="200%" fo:text-indent="0.5in"/>
    </style:style>
    <style:style style:name="T90" style:parent-style-name="Car.predefinitoparagrafo" style:family="text">
      <style:text-properties style:font-name="Times New Roman" style:font-name-asian="Times New Roman" style:font-name-complex="Times New Roman" fo:font-style="italic" style:font-style-asian="italic"/>
    </style:style>
    <style:style style:name="T91" style:parent-style-name="Car.predefinitoparagrafo" style:family="text">
      <style:text-properties style:font-name="Times New Roman" style:font-name-asian="Times New Roman" style:font-name-complex="Times New Roman"/>
    </style:style>
    <style:style style:name="T92" style:parent-style-name="Car.predefinitoparagrafo" style:family="text">
      <style:text-properties style:font-name="Times New Roman" style:font-name-asian="Times New Roman" style:font-name-complex="Times New Roman"/>
    </style:style>
    <style:style style:name="T93" style:parent-style-name="Car.predefinitoparagrafo" style:family="text">
      <style:text-properties style:font-name="Times New Roman" style:font-name-asian="Times New Roman" style:font-name-complex="Times New Roman"/>
    </style:style>
    <style:style style:name="P94" style:parent-style-name="Standard" style:family="paragraph">
      <style:paragraph-properties fo:line-height="200%" fo:text-indent="0.5in"/>
    </style:style>
    <style:style style:name="T95" style:parent-style-name="Car.predefinitoparagrafo" style:family="text">
      <style:text-properties style:font-name="Times New Roman" style:font-name-asian="Times New Roman" style:font-name-complex="Times New Roman"/>
    </style:style>
    <style:style style:name="T96" style:parent-style-name="Car.predefinitoparagrafo" style:family="text">
      <style:text-properties style:font-name="Times New Roman" style:font-name-asian="Times New Roman" style:font-name-complex="Times New Roman"/>
    </style:style>
    <style:style style:name="P97" style:parent-style-name="Titolo2" style:family="paragraph">
      <style:paragraph-properties fo:line-height="200%"/>
    </style:style>
    <style:style style:name="T98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99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00" style:parent-style-name="Standard" style:family="paragraph">
      <style:paragraph-properties fo:line-height="200%" fo:text-indent="0.5in"/>
    </style:style>
    <style:style style:name="T101" style:parent-style-name="Car.predefinitoparagrafo" style:family="text">
      <style:text-properties style:font-name="Times New Roman" style:font-name-asian="Times New Roman" style:font-name-complex="Times New Roman"/>
    </style:style>
    <style:style style:name="T102" style:parent-style-name="Car.predefinitoparagrafo" style:family="text">
      <style:text-properties style:font-name="Times New Roman" style:font-name-asian="Times New Roman" style:font-name-complex="Times New Roman"/>
    </style:style>
    <style:style style:name="T103" style:parent-style-name="Car.predefinitoparagrafo" style:family="text">
      <style:text-properties style:font-name="Times New Roman" style:font-name-complex="Times New Roman"/>
    </style:style>
    <style:style style:name="T104" style:parent-style-name="Car.predefinitoparagrafo" style:family="text">
      <style:text-properties style:font-name="Times New Roman" style:font-name-complex="Times New Roman"/>
    </style:style>
    <style:style style:name="P105" style:parent-style-name="Standard" style:family="paragraph">
      <style:paragraph-properties fo:line-height="200%" fo:text-indent="0.5in"/>
      <style:text-properties style:font-name="Times New Roman" style:font-name-complex="Times New Roman"/>
    </style:style>
    <style:style style:name="P106" style:parent-style-name="Standard" style:family="paragraph">
      <style:paragraph-properties fo:line-height="200%"/>
      <style:text-properties style:font-name="Times New Roman" style:font-name-asian="Times New Roman" style:font-name-complex="Times New Roman" fo:font-weight="bold" style:font-weight-asian="bold" fo:font-style="italic" style:font-style-asian="italic" fo:color="#4472C4"/>
    </style:style>
    <style:style style:name="P107" style:parent-style-name="Standard" style:family="paragraph">
      <style:paragraph-properties fo:line-height="200%" fo:text-indent="0.5in"/>
    </style:style>
    <style:style style:name="T108" style:parent-style-name="Car.predefinitoparagrafo" style:family="text">
      <style:text-properties style:font-name="Times New Roman" style:font-name-complex="Times New Roman"/>
    </style:style>
    <style:style style:name="T109" style:parent-style-name="Car.predefinitoparagrafo" style:family="text">
      <style:text-properties style:font-name="Times New Roman" style:font-name-complex="Times New Roman"/>
    </style:style>
    <style:style style:name="T110" style:parent-style-name="Car.predefinitoparagrafo" style:family="text">
      <style:text-properties style:font-name="Times New Roman" style:font-name-complex="Times New Roman" fo:font-style="italic" style:font-style-asian="italic"/>
    </style:style>
    <style:style style:name="T111" style:parent-style-name="Car.predefinitoparagrafo" style:family="text">
      <style:text-properties style:font-name="Times New Roman" style:font-name-complex="Times New Roman"/>
    </style:style>
    <style:style style:name="T112" style:parent-style-name="Car.predefinitoparagrafo" style:family="text">
      <style:text-properties style:font-name="Times New Roman" style:font-name-complex="Times New Roman"/>
    </style:style>
    <style:style style:name="P113" style:parent-style-name="Standard" style:family="paragraph">
      <style:paragraph-properties fo:line-height="200%" fo:text-indent="0.5in"/>
    </style:style>
    <style:style style:name="T114" style:parent-style-name="Car.predefinitoparagrafo" style:family="text">
      <style:text-properties style:font-name="Times New Roman" style:font-name-complex="Times New Roman"/>
    </style:style>
    <style:style style:name="T115" style:parent-style-name="Car.predefinitoparagrafo" style:family="text">
      <style:text-properties style:font-name="Times New Roman" style:font-name-complex="Times New Roman"/>
    </style:style>
    <style:style style:name="P116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7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8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19" style:parent-style-name="Titolo1" style:family="paragraph">
      <style:paragraph-properties fo:line-height="200%"/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120" style:parent-style-name="Titolo1" style:family="paragraph">
      <style:paragraph-properties fo:line-height="200%"/>
    </style:style>
    <style:style style:name="T121" style:parent-style-name="Car.predefinitoparagrafo" style:family="text">
      <style:text-properties style:font-name="Times New Roman" style:font-name-asian="Times New Roman" style:font-name-complex="Times New Roman" fo:color="#2F5496" fo:font-size="14pt" style:font-size-asian="14pt" style:font-size-complex="14pt"/>
    </style:style>
    <style:style style:name="P122" style:parent-style-name="Standard" style:family="paragraph">
      <style:text-properties fo:font-size="10pt" style:font-size-asian="10pt" style:font-size-complex="10pt"/>
    </style:style>
    <style:style style:name="P123" style:parent-style-name="Standard" style:family="paragraph">
      <style:paragraph-properties fo:line-height="200%" fo:text-indent="0.5in"/>
    </style:style>
    <style:style style:name="T124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5" style:parent-style-name="Standard" style:family="paragraph">
      <style:paragraph-properties fo:line-height="200%" fo:text-indent="0.5in"/>
    </style:style>
    <style:style style:name="T126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27" style:parent-style-name="Standard" style:family="paragraph">
      <style:paragraph-properties fo:line-height="200%"/>
    </style:style>
    <style:style style:name="T128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129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0" style:parent-style-name="Standard" style:family="paragraph">
      <style:paragraph-properties fo:line-height="200%" fo:text-indent="0.5in"/>
    </style:style>
    <style:style style:name="T131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2" style:parent-style-name="Standard" style:family="paragraph">
      <style:paragraph-properties fo:line-height="2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3" style:parent-style-name="Standard" style:family="paragraph">
      <style:paragraph-properties fo:line-height="2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4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35" style:parent-style-name="Standard" style:family="paragraph">
      <style:paragraph-properties fo:line-height="200%"/>
    </style:style>
    <style:style style:name="T136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7" style:parent-style-name="Standard" style:family="paragraph">
      <style:paragraph-properties fo:line-height="200%"/>
    </style:style>
    <style:style style:name="T138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139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40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1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2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3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4" style:parent-style-name="Standard" style:family="paragraph">
      <style:paragraph-properties fo:line-height="200%"/>
    </style:style>
    <style:style style:name="T145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46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7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8" style:parent-style-name="Standard" style:family="paragraph">
      <style:paragraph-properties fo:line-height="200%"/>
      <style:text-properties fo:font-size="10pt" style:font-size-asian="10pt" style:font-size-complex="10pt"/>
    </style:style>
    <style:style style:name="P149" style:parent-style-name="Standard" style:family="paragraph">
      <style:paragraph-properties fo:line-height="200%"/>
    </style:style>
    <style:style style:name="T150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151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2" style:parent-style-name="Standard" style:family="paragraph">
      <style:paragraph-properties fo:line-height="200%"/>
    </style:style>
    <style:style style:name="T153" style:parent-style-name="Car.predefinitoparagraf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4" style:parent-style-name="Standard" style:family="paragraph">
      <style:paragraph-properties fo:line-height="200%"/>
    </style:style>
    <style:style style:name="P155" style:parent-style-name="Titolo2" style:family="paragraph">
      <style:paragraph-properties fo:line-height="200%"/>
    </style:style>
    <style:style style:name="T156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157" style:parent-style-name="Standard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58" style:parent-style-name="Titolo2" style:family="paragraph">
      <style:paragraph-properties fo:line-height="200%"/>
    </style:style>
    <style:style style:name="T159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P160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161" style:parent-style-name="Standard" style:family="paragraph">
      <style:paragraph-properties fo:line-height="150%"/>
    </style:style>
    <style:style style:name="T16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63" style:parent-style-name="Car.predefinitoparagrafo" style:family="text">
      <style:text-properties style:font-name="Times New Roman" style:font-name-complex="Times New Roman"/>
    </style:style>
    <style:style style:name="P164" style:parent-style-name="Standard" style:family="paragraph">
      <style:paragraph-properties fo:line-height="150%"/>
    </style:style>
    <style:style style:name="T16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66" style:parent-style-name="Car.predefinitoparagrafo" style:family="text">
      <style:text-properties style:font-name="Times New Roman" style:font-name-complex="Times New Roman"/>
    </style:style>
    <style:style style:name="P167" style:parent-style-name="Standard" style:family="paragraph">
      <style:paragraph-properties fo:line-height="150%"/>
    </style:style>
    <style:style style:name="T16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69" style:parent-style-name="Car.predefinitoparagrafo" style:family="text">
      <style:text-properties style:font-name="Times New Roman" style:font-name-complex="Times New Roman"/>
    </style:style>
    <style:style style:name="P170" style:parent-style-name="Standard" style:family="paragraph">
      <style:paragraph-properties fo:line-height="150%"/>
    </style:style>
    <style:style style:name="T17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7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73" style:parent-style-name="Car.predefinitoparagrafo" style:family="text">
      <style:text-properties style:font-name="Times New Roman" style:font-name-complex="Times New Roman"/>
    </style:style>
    <style:style style:name="T174" style:parent-style-name="Car.predefinitoparagrafo" style:family="text">
      <style:text-properties style:font-name="Times New Roman" style:font-name-complex="Times New Roman"/>
    </style:style>
    <style:style style:name="T175" style:parent-style-name="Car.predefinitoparagrafo" style:family="text">
      <style:text-properties style:font-name="Times New Roman" style:font-name-complex="Times New Roman"/>
    </style:style>
    <style:style style:name="P176" style:parent-style-name="Standard" style:family="paragraph">
      <style:paragraph-properties fo:line-height="150%"/>
    </style:style>
    <style:style style:name="T17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7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79" style:parent-style-name="Car.predefinitoparagrafo" style:family="text">
      <style:text-properties style:font-name="Times New Roman" style:font-name-complex="Times New Roman"/>
    </style:style>
    <style:style style:name="P180" style:parent-style-name="Standard" style:family="paragraph">
      <style:paragraph-properties fo:line-height="150%"/>
      <style:text-properties style:font-name="Times New Roman" style:font-name-complex="Times New Roman"/>
    </style:style>
    <style:style style:name="P181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182" style:parent-style-name="Standard" style:family="paragraph">
      <style:paragraph-properties fo:line-height="150%"/>
    </style:style>
    <style:style style:name="T18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84" style:parent-style-name="Car.predefinitoparagrafo" style:family="text">
      <style:text-properties style:font-name="Times New Roman" style:font-name-complex="Times New Roman"/>
    </style:style>
    <style:style style:name="P185" style:parent-style-name="Standard" style:family="paragraph">
      <style:paragraph-properties fo:line-height="150%"/>
    </style:style>
    <style:style style:name="T18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87" style:parent-style-name="Car.predefinitoparagrafo" style:family="text">
      <style:text-properties style:font-name="Times New Roman" style:font-name-complex="Times New Roman"/>
    </style:style>
    <style:style style:name="P188" style:parent-style-name="Standard" style:family="paragraph">
      <style:paragraph-properties fo:line-height="150%"/>
    </style:style>
    <style:style style:name="T18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90" style:parent-style-name="Car.predefinitoparagrafo" style:family="text">
      <style:text-properties style:font-name="Times New Roman" style:font-name-complex="Times New Roman"/>
    </style:style>
    <style:style style:name="P191" style:parent-style-name="Standard" style:family="paragraph">
      <style:paragraph-properties fo:line-height="150%"/>
    </style:style>
    <style:style style:name="T19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93" style:parent-style-name="Car.predefinitoparagrafo" style:family="text">
      <style:text-properties style:font-name="Times New Roman" style:font-name-complex="Times New Roman"/>
    </style:style>
    <style:style style:name="P194" style:parent-style-name="Standard" style:family="paragraph">
      <style:paragraph-properties fo:line-height="150%"/>
    </style:style>
    <style:style style:name="T19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196" style:parent-style-name="Car.predefinitoparagrafo" style:family="text">
      <style:text-properties style:font-name="Times New Roman" style:font-name-complex="Times New Roman"/>
    </style:style>
    <style:style style:name="P197" style:parent-style-name="Standard" style:family="paragraph">
      <style:paragraph-properties fo:line-height="150%"/>
      <style:text-properties style:font-name="Times New Roman" style:font-name-complex="Times New Roman"/>
    </style:style>
    <style:style style:name="P198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199" style:parent-style-name="Standard" style:family="paragraph">
      <style:paragraph-properties fo:line-height="150%"/>
    </style:style>
    <style:style style:name="T20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01" style:parent-style-name="Car.predefinitoparagrafo" style:family="text">
      <style:text-properties style:font-name="Times New Roman" style:font-name-complex="Times New Roman"/>
    </style:style>
    <style:style style:name="P202" style:parent-style-name="Standard" style:family="paragraph">
      <style:paragraph-properties fo:line-height="150%"/>
    </style:style>
    <style:style style:name="T20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04" style:parent-style-name="Car.predefinitoparagrafo" style:family="text">
      <style:text-properties style:font-name="Times New Roman" style:font-name-complex="Times New Roman"/>
    </style:style>
    <style:style style:name="P205" style:parent-style-name="Standard" style:family="paragraph">
      <style:paragraph-properties fo:line-height="150%"/>
    </style:style>
    <style:style style:name="T20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07" style:parent-style-name="Car.predefinitoparagrafo" style:family="text">
      <style:text-properties style:font-name="Times New Roman" style:font-name-complex="Times New Roman"/>
    </style:style>
    <style:style style:name="P208" style:parent-style-name="Standard" style:family="paragraph">
      <style:paragraph-properties fo:line-height="150%"/>
    </style:style>
    <style:style style:name="T20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10" style:parent-style-name="Car.predefinitoparagrafo" style:family="text">
      <style:text-properties style:font-name="Times New Roman" style:font-name-complex="Times New Roman"/>
    </style:style>
    <style:style style:name="P211" style:parent-style-name="Standard" style:family="paragraph">
      <style:paragraph-properties fo:line-height="150%"/>
    </style:style>
    <style:style style:name="T21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13" style:parent-style-name="Car.predefinitoparagrafo" style:family="text">
      <style:text-properties style:font-name="Times New Roman" style:font-name-complex="Times New Roman"/>
    </style:style>
    <style:style style:name="P214" style:parent-style-name="Standard" style:family="paragraph">
      <style:paragraph-properties fo:line-height="150%"/>
      <style:text-properties style:font-name="Times New Roman" style:font-name-complex="Times New Roman"/>
    </style:style>
    <style:style style:name="P215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216" style:parent-style-name="Standard" style:family="paragraph">
      <style:paragraph-properties fo:line-height="150%"/>
      <style:text-properties style:font-name="Times New Roman" style:font-name-complex="Times New Roman" fo:font-weight="bold" style:font-weight-asian="bold" style:font-weight-complex="bold"/>
    </style:style>
    <style:style style:name="P217" style:parent-style-name="Standard" style:family="paragraph">
      <style:paragraph-properties fo:line-height="150%"/>
    </style:style>
    <style:style style:name="T21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19" style:parent-style-name="Car.predefinitoparagrafo" style:family="text">
      <style:text-properties style:font-name="Times New Roman" style:font-name-complex="Times New Roman"/>
    </style:style>
    <style:style style:name="P220" style:parent-style-name="Standard" style:family="paragraph">
      <style:paragraph-properties fo:line-height="150%"/>
    </style:style>
    <style:style style:name="T22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22" style:parent-style-name="Car.predefinitoparagrafo" style:family="text">
      <style:text-properties style:font-name="Times New Roman" style:font-name-complex="Times New Roman"/>
    </style:style>
    <style:style style:name="P223" style:parent-style-name="Standard" style:family="paragraph">
      <style:paragraph-properties fo:line-height="150%"/>
    </style:style>
    <style:style style:name="T22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25" style:parent-style-name="Car.predefinitoparagrafo" style:family="text">
      <style:text-properties style:font-name="Times New Roman" style:font-name-complex="Times New Roman"/>
    </style:style>
    <style:style style:name="P226" style:parent-style-name="Standard" style:family="paragraph">
      <style:paragraph-properties fo:line-height="150%"/>
    </style:style>
    <style:style style:name="T22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28" style:parent-style-name="Car.predefinitoparagrafo" style:family="text">
      <style:text-properties style:font-name="Times New Roman" style:font-name-complex="Times New Roman"/>
    </style:style>
    <style:style style:name="P229" style:parent-style-name="Standard" style:family="paragraph">
      <style:paragraph-properties fo:line-height="150%"/>
    </style:style>
    <style:style style:name="T23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31" style:parent-style-name="Car.predefinitoparagrafo" style:family="text">
      <style:text-properties style:font-name="Times New Roman" style:font-name-complex="Times New Roman"/>
    </style:style>
    <style:style style:name="P232" style:parent-style-name="Standard" style:family="paragraph">
      <style:paragraph-properties fo:line-height="150%"/>
      <style:text-properties style:font-name="Times New Roman" style:font-name-complex="Times New Roman"/>
    </style:style>
    <style:style style:name="P233" style:parent-style-name="Standard" style:family="paragraph">
      <style:paragraph-properties fo:line-height="150%"/>
    </style:style>
    <style:style style:name="T23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35" style:parent-style-name="Car.predefinitoparagrafo" style:family="text">
      <style:text-properties style:font-name="Times New Roman" style:font-name-complex="Times New Roman"/>
    </style:style>
    <style:style style:name="P236" style:parent-style-name="Standard" style:family="paragraph">
      <style:paragraph-properties fo:line-height="150%"/>
    </style:style>
    <style:style style:name="T23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38" style:parent-style-name="Car.predefinitoparagrafo" style:family="text">
      <style:text-properties style:font-name="Times New Roman" style:font-name-complex="Times New Roman"/>
    </style:style>
    <style:style style:name="P239" style:parent-style-name="Standard" style:family="paragraph">
      <style:paragraph-properties fo:line-height="150%"/>
    </style:style>
    <style:style style:name="T24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41" style:parent-style-name="Car.predefinitoparagrafo" style:family="text">
      <style:text-properties style:font-name="Times New Roman" style:font-name-complex="Times New Roman"/>
    </style:style>
    <style:style style:name="T242" style:parent-style-name="Car.predefinitoparagrafo" style:family="text">
      <style:text-properties style:font-name="Times New Roman" style:font-name-complex="Times New Roman"/>
    </style:style>
    <style:style style:name="P243" style:parent-style-name="Standard" style:family="paragraph">
      <style:paragraph-properties fo:line-height="150%"/>
    </style:style>
    <style:style style:name="T24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45" style:parent-style-name="Car.predefinitoparagrafo" style:family="text">
      <style:text-properties style:font-name="Times New Roman" style:font-name-complex="Times New Roman"/>
    </style:style>
    <style:style style:name="T246" style:parent-style-name="Car.predefinitoparagrafo" style:family="text">
      <style:text-properties style:font-name="Times New Roman" style:font-name-complex="Times New Roman"/>
    </style:style>
    <style:style style:name="T247" style:parent-style-name="Car.predefinitoparagrafo" style:family="text">
      <style:text-properties style:font-name="Times New Roman" style:font-name-complex="Times New Roman"/>
    </style:style>
    <style:style style:name="T248" style:parent-style-name="Car.predefinitoparagrafo" style:family="text">
      <style:text-properties style:font-name="Times New Roman" style:font-name-complex="Times New Roman"/>
    </style:style>
    <style:style style:name="T249" style:parent-style-name="Car.predefinitoparagrafo" style:family="text">
      <style:text-properties style:font-name="Times New Roman" style:font-name-complex="Times New Roman"/>
    </style:style>
    <style:style style:name="T250" style:parent-style-name="Car.predefinitoparagrafo" style:family="text">
      <style:text-properties style:font-name="Times New Roman" style:font-name-complex="Times New Roman"/>
    </style:style>
    <style:style style:name="P251" style:parent-style-name="Standard" style:family="paragraph">
      <style:paragraph-properties fo:line-height="150%"/>
    </style:style>
    <style:style style:name="T25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53" style:parent-style-name="Car.predefinitoparagrafo" style:family="text">
      <style:text-properties style:font-name="Times New Roman" style:font-name-complex="Times New Roman"/>
    </style:style>
    <style:style style:name="T254" style:parent-style-name="Car.predefinitoparagrafo" style:family="text">
      <style:text-properties style:font-name="Times New Roman" style:font-name-complex="Times New Roman"/>
    </style:style>
    <style:style style:name="P255" style:parent-style-name="Standard" style:family="paragraph">
      <style:paragraph-properties fo:line-height="150%"/>
      <style:text-properties style:font-name="Times New Roman" style:font-name-complex="Times New Roman"/>
    </style:style>
    <style:style style:name="P256" style:parent-style-name="Standard" style:family="paragraph">
      <style:paragraph-properties fo:line-height="150%"/>
    </style:style>
    <style:style style:name="T25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58" style:parent-style-name="Car.predefinitoparagrafo" style:family="text">
      <style:text-properties style:font-name="Times New Roman" style:font-name-complex="Times New Roman"/>
    </style:style>
    <style:style style:name="P259" style:parent-style-name="Standard" style:family="paragraph">
      <style:paragraph-properties fo:line-height="150%"/>
    </style:style>
    <style:style style:name="T26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61" style:parent-style-name="Car.predefinitoparagrafo" style:family="text">
      <style:text-properties style:font-name="Times New Roman" style:font-name-complex="Times New Roman"/>
    </style:style>
    <style:style style:name="P262" style:parent-style-name="Standard" style:family="paragraph">
      <style:paragraph-properties fo:line-height="150%"/>
    </style:style>
    <style:style style:name="T26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64" style:parent-style-name="Car.predefinitoparagrafo" style:family="text">
      <style:text-properties style:font-name="Times New Roman" style:font-name-complex="Times New Roman"/>
    </style:style>
    <style:style style:name="P265" style:parent-style-name="Standard" style:family="paragraph">
      <style:paragraph-properties fo:line-height="150%"/>
    </style:style>
    <style:style style:name="T26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67" style:parent-style-name="Car.predefinitoparagrafo" style:family="text">
      <style:text-properties style:font-name="Times New Roman" style:font-name-complex="Times New Roman"/>
    </style:style>
    <style:style style:name="P268" style:parent-style-name="Standard" style:family="paragraph">
      <style:paragraph-properties fo:line-height="150%"/>
    </style:style>
    <style:style style:name="T26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70" style:parent-style-name="Car.predefinitoparagrafo" style:family="text">
      <style:text-properties style:font-name="Times New Roman" style:font-name-complex="Times New Roman"/>
    </style:style>
    <style:style style:name="P271" style:parent-style-name="Standard" style:family="paragraph">
      <style:paragraph-properties fo:line-height="150%"/>
      <style:text-properties style:font-name="Times New Roman" style:font-name-complex="Times New Roman"/>
    </style:style>
    <style:style style:name="P272" style:parent-style-name="Standard" style:family="paragraph">
      <style:paragraph-properties fo:line-height="150%"/>
    </style:style>
    <style:style style:name="T27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74" style:parent-style-name="Car.predefinitoparagrafo" style:family="text">
      <style:text-properties style:font-name="Times New Roman" style:font-name-complex="Times New Roman"/>
    </style:style>
    <style:style style:name="P275" style:parent-style-name="Standard" style:family="paragraph">
      <style:paragraph-properties fo:line-height="150%"/>
    </style:style>
    <style:style style:name="T27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77" style:parent-style-name="Car.predefinitoparagrafo" style:family="text">
      <style:text-properties style:font-name="Times New Roman" style:font-name-complex="Times New Roman"/>
    </style:style>
    <style:style style:name="P278" style:parent-style-name="Standard" style:family="paragraph">
      <style:paragraph-properties fo:line-height="150%"/>
    </style:style>
    <style:style style:name="T27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0" style:parent-style-name="Car.predefinitoparagrafo" style:family="text">
      <style:text-properties style:font-name="Times New Roman" style:font-name-complex="Times New Roman"/>
    </style:style>
    <style:style style:name="P281" style:parent-style-name="Standard" style:family="paragraph">
      <style:paragraph-properties fo:line-height="150%"/>
    </style:style>
    <style:style style:name="T28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3" style:parent-style-name="Car.predefinitoparagrafo" style:family="text">
      <style:text-properties style:font-name="Times New Roman" style:font-name-complex="Times New Roman"/>
    </style:style>
    <style:style style:name="P284" style:parent-style-name="Standard" style:family="paragraph">
      <style:paragraph-properties fo:line-height="150%"/>
    </style:style>
    <style:style style:name="T28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86" style:parent-style-name="Car.predefinitoparagrafo" style:family="text">
      <style:text-properties style:font-name="Times New Roman" style:font-name-complex="Times New Roman"/>
    </style:style>
    <style:style style:name="P287" style:parent-style-name="Standard" style:family="paragraph">
      <style:paragraph-properties fo:line-height="150%"/>
      <style:text-properties style:font-name="Times New Roman" style:font-name-complex="Times New Roman"/>
    </style:style>
    <style:style style:name="P288" style:parent-style-name="Standard" style:family="paragraph">
      <style:paragraph-properties fo:line-height="150%"/>
      <style:text-properties style:font-name="Times New Roman" style:font-name-complex="Times New Roman"/>
    </style:style>
    <style:style style:name="P289" style:parent-style-name="Standard" style:family="paragraph">
      <style:paragraph-properties fo:line-height="150%"/>
      <style:text-properties style:font-name="Times New Roman" style:font-name-complex="Times New Roman"/>
    </style:style>
    <style:style style:name="P290" style:parent-style-name="Standard" style:family="paragraph">
      <style:paragraph-properties fo:line-height="150%"/>
    </style:style>
    <style:style style:name="T291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92" style:parent-style-name="Car.predefinitoparagrafo" style:family="text">
      <style:text-properties style:font-name="Times New Roman" style:font-name-complex="Times New Roman"/>
    </style:style>
    <style:style style:name="P293" style:parent-style-name="Standard" style:family="paragraph">
      <style:paragraph-properties fo:line-height="150%"/>
    </style:style>
    <style:style style:name="T294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95" style:parent-style-name="Car.predefinitoparagrafo" style:family="text">
      <style:text-properties style:font-name="Times New Roman" style:font-name-complex="Times New Roman"/>
    </style:style>
    <style:style style:name="P296" style:parent-style-name="Standard" style:family="paragraph">
      <style:paragraph-properties fo:line-height="150%"/>
    </style:style>
    <style:style style:name="T29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298" style:parent-style-name="Car.predefinitoparagrafo" style:family="text">
      <style:text-properties style:font-name="Times New Roman" style:font-name-complex="Times New Roman"/>
    </style:style>
    <style:style style:name="P299" style:parent-style-name="Standard" style:family="paragraph">
      <style:paragraph-properties fo:line-height="150%"/>
    </style:style>
    <style:style style:name="T30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01" style:parent-style-name="Car.predefinitoparagrafo" style:family="text">
      <style:text-properties style:font-name="Times New Roman" style:font-name-complex="Times New Roman"/>
    </style:style>
    <style:style style:name="P302" style:parent-style-name="Standard" style:family="paragraph">
      <style:paragraph-properties fo:line-height="150%"/>
    </style:style>
    <style:style style:name="T30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04" style:parent-style-name="Car.predefinitoparagrafo" style:family="text">
      <style:text-properties style:font-name="Times New Roman" style:font-name-complex="Times New Roman"/>
    </style:style>
    <style:style style:name="P305" style:parent-style-name="Standard" style:family="paragraph">
      <style:paragraph-properties fo:line-height="150%"/>
      <style:text-properties style:font-name="Times New Roman" style:font-name-complex="Times New Roman"/>
    </style:style>
    <style:style style:name="P306" style:parent-style-name="Standard" style:family="paragraph">
      <style:paragraph-properties fo:line-height="150%"/>
    </style:style>
    <style:style style:name="T307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08" style:parent-style-name="Car.predefinitoparagrafo" style:family="text">
      <style:text-properties style:font-name="Times New Roman" style:font-name-complex="Times New Roman"/>
    </style:style>
    <style:style style:name="P309" style:parent-style-name="Standard" style:family="paragraph">
      <style:paragraph-properties fo:line-height="150%"/>
    </style:style>
    <style:style style:name="T31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11" style:parent-style-name="Car.predefinitoparagrafo" style:family="text">
      <style:text-properties style:font-name="Times New Roman" style:font-name-complex="Times New Roman"/>
    </style:style>
    <style:style style:name="P312" style:parent-style-name="Standard" style:family="paragraph">
      <style:paragraph-properties fo:line-height="150%"/>
    </style:style>
    <style:style style:name="T31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14" style:parent-style-name="Car.predefinitoparagrafo" style:family="text">
      <style:text-properties style:font-name="Times New Roman" style:font-name-complex="Times New Roman"/>
    </style:style>
    <style:style style:name="P315" style:parent-style-name="Standard" style:family="paragraph">
      <style:paragraph-properties fo:line-height="150%"/>
    </style:style>
    <style:style style:name="T31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17" style:parent-style-name="Car.predefinitoparagrafo" style:family="text">
      <style:text-properties style:font-name="Times New Roman" style:font-name-complex="Times New Roman"/>
    </style:style>
    <style:style style:name="P318" style:parent-style-name="Standard" style:family="paragraph">
      <style:paragraph-properties fo:line-height="150%"/>
    </style:style>
    <style:style style:name="T31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20" style:parent-style-name="Car.predefinitoparagrafo" style:family="text">
      <style:text-properties style:font-name="Times New Roman" style:font-name-complex="Times New Roman"/>
    </style:style>
    <style:style style:name="P32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2" style:parent-style-name="Standard" style:family="paragraph">
      <style:paragraph-properties fo:line-height="150%"/>
    </style:style>
    <style:style style:name="T32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24" style:parent-style-name="Car.predefinitoparagrafo" style:family="text">
      <style:text-properties style:font-name="Times New Roman" style:font-name-complex="Times New Roman"/>
    </style:style>
    <style:style style:name="P325" style:parent-style-name="Standard" style:family="paragraph">
      <style:paragraph-properties fo:line-height="150%"/>
    </style:style>
    <style:style style:name="T32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27" style:parent-style-name="Car.predefinitoparagrafo" style:family="text">
      <style:text-properties style:font-name="Times New Roman" style:font-name-complex="Times New Roman"/>
    </style:style>
    <style:style style:name="P328" style:parent-style-name="Standard" style:family="paragraph">
      <style:paragraph-properties fo:line-height="150%"/>
    </style:style>
    <style:style style:name="T32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30" style:parent-style-name="Car.predefinitoparagrafo" style:family="text">
      <style:text-properties style:font-name="Times New Roman" style:font-name-complex="Times New Roman"/>
    </style:style>
    <style:style style:name="P331" style:parent-style-name="Standard" style:family="paragraph">
      <style:paragraph-properties fo:line-height="150%"/>
    </style:style>
    <style:style style:name="T33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33" style:parent-style-name="Car.predefinitoparagrafo" style:family="text">
      <style:text-properties style:font-name="Times New Roman" style:font-name-complex="Times New Roman"/>
    </style:style>
    <style:style style:name="P334" style:parent-style-name="Standard" style:family="paragraph">
      <style:paragraph-properties fo:line-height="150%"/>
    </style:style>
    <style:style style:name="T33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36" style:parent-style-name="Car.predefinitoparagrafo" style:family="text">
      <style:text-properties style:font-name="Times New Roman" style:font-name-complex="Times New Roman"/>
    </style:style>
    <style:style style:name="P337" style:parent-style-name="Standard" style:family="paragraph">
      <style:paragraph-properties fo:line-height="150%"/>
      <style:text-properties style:font-name="Times New Roman" style:font-name-complex="Times New Roman"/>
    </style:style>
    <style:style style:name="P338" style:parent-style-name="Standard" style:family="paragraph">
      <style:paragraph-properties fo:line-height="150%"/>
    </style:style>
    <style:style style:name="T33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0" style:parent-style-name="Car.predefinitoparagrafo" style:family="text">
      <style:text-properties style:font-name="Times New Roman" style:font-name-complex="Times New Roman"/>
    </style:style>
    <style:style style:name="P341" style:parent-style-name="Standard" style:family="paragraph">
      <style:paragraph-properties fo:line-height="150%"/>
    </style:style>
    <style:style style:name="T34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3" style:parent-style-name="Car.predefinitoparagrafo" style:family="text">
      <style:text-properties style:font-name="Times New Roman" style:font-name-complex="Times New Roman"/>
    </style:style>
    <style:style style:name="P344" style:parent-style-name="Standard" style:family="paragraph">
      <style:paragraph-properties fo:line-height="150%"/>
    </style:style>
    <style:style style:name="T34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6" style:parent-style-name="Car.predefinitoparagrafo" style:family="text">
      <style:text-properties style:font-name="Times New Roman" style:font-name-complex="Times New Roman"/>
    </style:style>
    <style:style style:name="P347" style:parent-style-name="Standard" style:family="paragraph">
      <style:paragraph-properties fo:line-height="150%"/>
    </style:style>
    <style:style style:name="T348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49" style:parent-style-name="Car.predefinitoparagrafo" style:family="text">
      <style:text-properties style:font-name="Times New Roman" style:font-name-complex="Times New Roman"/>
    </style:style>
    <style:style style:name="T350" style:parent-style-name="Car.predefinitoparagrafo" style:family="text">
      <style:text-properties style:font-name="Times New Roman" style:font-name-complex="Times New Roman"/>
    </style:style>
    <style:style style:name="T351" style:parent-style-name="Car.predefinitoparagrafo" style:family="text">
      <style:text-properties style:font-name="Times New Roman" style:font-name-complex="Times New Roman"/>
    </style:style>
    <style:style style:name="T352" style:parent-style-name="Car.predefinitoparagrafo" style:family="text">
      <style:text-properties style:font-name="Times New Roman" style:font-name-complex="Times New Roman"/>
    </style:style>
    <style:style style:name="T353" style:parent-style-name="Car.predefinitoparagrafo" style:family="text">
      <style:text-properties style:font-name="Times New Roman" style:font-name-complex="Times New Roman"/>
    </style:style>
    <style:style style:name="P354" style:parent-style-name="Standard" style:family="paragraph">
      <style:paragraph-properties fo:line-height="150%"/>
    </style:style>
    <style:style style:name="T355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56" style:parent-style-name="Car.predefinitoparagrafo" style:family="text">
      <style:text-properties style:font-name="Times New Roman" style:font-name-complex="Times New Roman"/>
    </style:style>
    <style:style style:name="T357" style:parent-style-name="Car.predefinitoparagrafo" style:family="text">
      <style:text-properties style:font-name="Times New Roman" style:font-name-complex="Times New Roman"/>
    </style:style>
    <style:style style:name="P358" style:parent-style-name="Standard" style:family="paragraph">
      <style:paragraph-properties fo:line-height="150%"/>
      <style:text-properties style:font-name="Times New Roman" style:font-name-complex="Times New Roman"/>
    </style:style>
    <style:style style:name="P359" style:parent-style-name="Standard" style:family="paragraph">
      <style:paragraph-properties fo:line-height="150%"/>
    </style:style>
    <style:style style:name="T360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61" style:parent-style-name="Car.predefinitoparagrafo" style:family="text">
      <style:text-properties style:font-name="Times New Roman" style:font-name-complex="Times New Roman"/>
    </style:style>
    <style:style style:name="P362" style:parent-style-name="Standard" style:family="paragraph">
      <style:paragraph-properties fo:line-height="150%"/>
    </style:style>
    <style:style style:name="T363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64" style:parent-style-name="Car.predefinitoparagrafo" style:family="text">
      <style:text-properties style:font-name="Times New Roman" style:font-name-complex="Times New Roman"/>
    </style:style>
    <style:style style:name="P365" style:parent-style-name="Standard" style:family="paragraph">
      <style:paragraph-properties fo:line-height="150%"/>
    </style:style>
    <style:style style:name="T366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67" style:parent-style-name="Car.predefinitoparagrafo" style:family="text">
      <style:text-properties style:font-name="Times New Roman" style:font-name-complex="Times New Roman"/>
    </style:style>
    <style:style style:name="P368" style:parent-style-name="Standard" style:family="paragraph">
      <style:paragraph-properties fo:line-height="150%"/>
    </style:style>
    <style:style style:name="T369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70" style:parent-style-name="Car.predefinitoparagrafo" style:family="text">
      <style:text-properties style:font-name="Times New Roman" style:font-name-complex="Times New Roman"/>
    </style:style>
    <style:style style:name="P371" style:parent-style-name="Standard" style:family="paragraph">
      <style:paragraph-properties fo:line-height="150%"/>
    </style:style>
    <style:style style:name="T372" style:parent-style-name="Car.predefinitoparagrafo" style:family="text">
      <style:text-properties style:font-name="Times New Roman" style:font-name-complex="Times New Roman" fo:font-weight="bold" style:font-weight-asian="bold" style:font-weight-complex="bold"/>
    </style:style>
    <style:style style:name="T373" style:parent-style-name="Car.predefinitoparagrafo" style:family="text">
      <style:text-properties style:font-name="Times New Roman" style:font-name-complex="Times New Roman"/>
    </style:style>
    <style:style style:name="P374" style:parent-style-name="Titolo2" style:family="paragraph">
      <style:paragraph-properties fo:line-height="200%"/>
    </style:style>
    <style:style style:name="T375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name="T376" style:parent-style-name="Car.predefinitoparagrafo" style:family="text">
      <style:text-properties style:font-name="Times New Roman" style:font-name-asian="Times New Roman" style:font-name-complex="Times New Roman" fo:color="#4472C4"/>
    </style:style>
    <style:style style:family="graphic" style:name="a0" style:parent-style-name="Graphics">
      <style:graphic-properties fo:border="0.01042in solid #ffffff" fo:background-color="transparent" style:wrap="parallel" style:wrap-contour="fals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3"><text:span text:style-name="T4">Software Requirements Specification</text:span></text:p>
      <text:p text:style-name="P5"/>
      <text:p text:style-name="P6"/>
      <text:p text:style-name="P7"/>
      <text:p text:style-name="P8"/>
      <text:p text:style-name="P9"/>
      <text:p text:style-name="P10"><text:span text:style-name="T11">AiLift - Create</text:span></text:p>
      <text:p text:style-name="P12"/>
      <text:p text:style-name="P13"/>
      <text:p text:style-name="P14"/>
      <text:p text:style-name="P15"/>
      <text:p text:style-name="P16"><text:span text:style-name="T17">Version 1.0</text:span></text:p>
      <text:p text:style-name="P18"><text:span text:style-name="T19">3 / 4 / 2017</text:span></text:p>
      <text:soft-page-break/>
      <text:h text:style-name="Titolo1" text:outline-level="1"><text:span text:style-name="T20">1.0. Introduction</text:span></text:h>
      <text:h text:style-name="P21" text:outline-level="2"><text:bookmark-start text:name="_gjdgxs"/><text:bookmark-end text:name="_gjdgxs"/><text:span text:style-name="T22">1.1. Purpose</text:span></text:h>
      <text:p text:style-name="P23">Lo scopo di questo documento è quello di presentare una<text:s/>descrizione dettagliata del sistema<text:s/><text:span text:style-name="T24">AiLift-Create</text:span><text:span text:style-name="T25">.<text:s/></text:span>Il documento descriverà lo scopo e le caratteristiche del sistema, le interfacce, cosa deve fare il sistema e i <text:s/>vincoli in cui deve operare e come <text:s/>il sistema reagirà agli stimoli esterni. Il documento è<text:s/>stato scritto sia per gli stakeholders che per gli sviluppatori.<text:bookmark-start text:name="_30j0zll"/><text:bookmark-end text:name="_30j0zll"/></text:p>
      <text:h text:style-name="P26" text:outline-level="2"><text:span text:style-name="T27">1.2. Scope of the Project</text:span></text:h>
      <text:p text:style-name="P28">Lo scopo del progetto è quello di creare un modulo software interno al progetto<text:s/><text:span text:style-name="T29">AiLift - Create</text:span>, che gestisca l’interfaccia tra il sistema di generazione dei<text:s/>progetti ascensori, sviluppato dal Laboratorio<text:s/><text:span text:style-name="T30">AIMSLab</text:span>, e un Installatore, che usufruirà del servizio tramite interfaccia web. Deve essere anche prevista l’interazione con un Validatore dei progetti di cui è referente, anche in questo caso tramite interfaccia Web. Il modulo software, in particolare, deve usare una libreria per la visualizzazione e la manipolazione di oggetti di disegno bidimensionali e tridimensionali atti a rappresentare il sistema di elevazione tramite web application. La stessa fornisce<text:s/>tramite interfaccia grafica l’inserimento dei parametri di progetto.</text:p>
      <text:p text:style-name="P31">In primo luogo è necessario uno studio riguardo alla libreria da utilizzare per verificare che sia la scelta migliore in termini di semplicità di sviluppo, prestazioni, funzionalità e, se<text:s/>possibile, costo (piattaforma open source). Funzione di tale libreria sarà quella di sviluppare un programma in Java da cui generare codice JavaScript per la pagina web per visualizzare e interagire in tempo reale con i modelli<text:s/><text:span text:style-name="T32">CAD</text:span><text:s/>considerati. Le alternative considerate sono<text:s/><text:span text:style-name="T33">QCad</text:span><text:s/>e<text:s/><text:span text:style-name="T34">OpenJsCad</text:span>, ma non ci si preclude la possibilità di una variazione in corso d’opera in tal senso.</text:p>
      <text:p text:style-name="P35"><text:s/><text:tab/>In dettaglio, il modulo software permette all’Installatore, previa registrazione, di inserire le<text:s/><text:soft-page-break/>misure opportune per generare il progetto per uno dei modelli di elevatore previsti (o di caricare un progetto su cui ha precedentemente lavorato) e il relativo Validatore di riferimento. Non permette di caricare un proprio progetto<text:s/><text:span text:style-name="T36">CAD</text:span><text:s/>per visualizzarlo sulla piattaforma. A questo punto si può procedere con la manipolazione in tempo reale del modello tramite<text:s/><text:span text:style-name="T37">GUI<text:s/></text:span>(<text:span text:style-name="T38">scale, drag, move, quote</text:span>). Non sono permesse operazioni<text:s/><text:span text:style-name="T39">CAD</text:span><text:s/>più specifiche e che non siano fornite dall’interfaccia grafica. Al termine delle modifiche si può procedere al salvataggio o esportazione del proprio lavoro in formato<text:s/><text:span text:style-name="T40">“.dxf”</text:span>.</text:p>
      <text:p text:style-name="P41"><text:tab/>Obbiettivo del progetto è quello di garantire una piattaforma semplice e chiara che supporti l’Installatore di elevatori durante i rilievi<text:s/><text:span text:style-name="T42">in loco</text:span>, garantendogli un’anteprima per effettuare<text:s/>valutazioni sul lavoro o mostrarlo al cliente interessato, e che permetta al Validatore di saggiare le qualità del progetto prima di confermarne la bontà.</text:p>
      <text:p text:style-name="P43">Infine, data la totale disponibilità e reperibilità garantitaci dal committente, verrà usato un approccio intermedio tra il classico<text:s/><text:span text:style-name="T44">plan-driver</text:span><text:s/>e<text:s/><text:span text:style-name="T45">agile</text:span>, con una consistente interazione con il committente stesso, che permetterà di rispondere meglio alle problematiche date dalla tipologia di progetto.</text:p>
      <text:h text:style-name="P46" text:outline-level="2"><text:bookmark-start text:name="_1fob9te"/><text:bookmark-start text:name="_3znysh7"/><text:bookmark-end text:name="_1fob9te"/><text:bookmark-end text:name="_3znysh7"/><text:span text:style-name="T47">1.3. References</text:span></text:h>
      <text:p text:style-name="P48">IEEE.<text:s/><text:span text:style-name="T49">IEEE Std 830-1998 IEEE Recommende</text:span><text:span text:style-name="T50">d Practice for Software Requirements Specifications.</text:span><text:s/>IEEE Computer Society, 1998.</text:p>
      <text:p text:style-name="P51"><text:span text:style-name="T52">OpenJSCad</text:span><text:span text:style-name="T53">. Pagina di presentazione:<text:s/></text:span><text:a xlink:href="http://joostn.github.io/OpenJsCad/" office:target-frame-name="_top" xlink:show="replace"><text:span text:style-name="T54">http://joostn.github.io/OpenJsCad/</text:span></text:a></text:p>
      <text:p text:style-name="P55"><text:span text:style-name="T56">Normative di riferimento per i progetti degli eleva</text:span><text:span text:style-name="T57">tori:<text:s/></text:span><text:span text:style-name="T58">EN 81-20 , EN 81-50</text:span></text:p>
      <text:h text:style-name="P59" text:outline-level="2"><text:bookmark-start text:name="_2et92p0"/><text:bookmark-end text:name="_2et92p0"/><text:span text:style-name="T60">1.4. Overview of Document</text:span></text:h>
      <text:p text:style-name="P61"><text:span text:style-name="T62">Il prossimo capitolo, Overall Description, di questo documento fornisce una visione panoramica sulle funzionalità del prodotto. Descrive in modo informale i requisiti e l’architettura del sistema, con<text:s/></text:span><text:soft-page-break/><text:span text:style-name="T63">una</text:span><text:span text:style-name="T64"><text:s/>visione più vicina agli utenti del sistema. Il terzo capitolo, Requirements Specification, è scritto prevalentemente per gli sviluppatori, e descrive in termini tecnici i dettagli e le funzionalità del prodotto. Entrambe le sezioni descrivono il software<text:s/></text:span><text:span text:style-name="T65">integralmente, ma utilizzano diversi linguaggi e sono pensati per diverse audiences.</text:span></text:p>
      <text:h text:style-name="P66" text:outline-level="1"/>
      <text:h text:style-name="P67" text:outline-level="1"><text:span text:style-name="T68">2.0. Overall Description</text:span></text:h>
      <text:h text:style-name="P69" text:outline-level="2"><text:span text:style-name="T70"><draw:frame draw:z-index="251658240" draw:style-name="a0" draw:name="Immagine 3" text:anchor-type="paragraph" svg:x="0in" svg:y="0.47431in" svg:width="4.17708in" svg:height="2.46875in" style:rel-width="scale" style:rel-height="scale"><draw:image xlink:href="media/image1.png" xlink:type="simple" xlink:show="embed" xlink:actuate="onLoad"/><svg:title/><svg:desc>C:\Users\Enrico\AppData\Local\Microsoft\Windows\INetCache\Content.Word\AiLift (2).png</svg:desc></draw:frame></text:span><text:span text:style-name="T71">2.1. Product Perspective</text:span></text:h>
      <text:p text:style-name="P72">Il sistema è composto da una Web Application, un Generatore di oggetti 2D e 3D (memorizzati in un DB apposito), la<text:s/>Libreria CAD di cui si è discusso precedentemente e Sistema/Modulo Software centrale.</text:p>
      <text:p text:style-name="P73">Dal lato client:<text:s/></text:p>
      <text:list text:style-name="LFO1" text:continue-numbering="true">
        <text:list-item>
          <text:p text:style-name="P74">La Web Application è l’interfaccia con l’Utente. Nel caso sia un Installatore, può immettere le misurazioni che ha a disposizione per il modello selezionato, visualizzare una rappresentazione del progetto in tempo reale e interagirvi. Nel caso sia un Validatore può visualizzare rappresentazione del progetto in tempo reale e interagirvi e immettere la propria valutazione. <text:s/></text:p>
        </text:list-item>
      </text:list>
      <text:p text:style-name="P75">Dal lato server:</text:p>
      <text:list text:style-name="LFO2" text:continue-numbering="true">
        <text:list-item>
          <text:p text:style-name="P76"><text:span text:style-name="T77">Il Generatore d</text:span><text:span text:style-name="T78">i oggetti riceve le misure date dall’Installatore e fornisce gli elementi primitivi e il progetto in cui viene definito come raggruppare i componenti;</text:span></text:p>
        </text:list-item>
        <text:list-item>
          <text:p text:style-name="P79">La Libreria CAD si occupa del rendering degli oggetti di disegno, manipolati preventivamente dal Sistema<text:s/>per renderli compatibili con la Libreria stessa.</text:p>
        </text:list-item>
      </text:list>
      <text:p text:style-name="P80">La comunicazione dei dati tramite lato client server e lato client avviene tramite rete Internet.</text:p>
      <text:p text:style-name="P81"/>
      <text:p text:style-name="P82"/>
      <text:p text:style-name="P83">2.2. Product Functions</text:p>
      <text:p text:style-name="P84"/>
      <text:p text:style-name="P85">Il Sistema deve permettere all’Installatore di autenticarsi alla piattaforma. A<text:s/>questo punto potrà scegliere la tipologia di elevatore cui è interessato (ciascuna delle quali rispetta meticolosamente le direttive in materia per manlevare l’Installatore da compiti di mera progettazione) e inserire nel sistema le misure relative o riprendere un progetto precedentemente iniziato sul medesimo ambiente. Nel primo caso il sistema processa i dati inseriti e, se completi e coerenti, li fornirà al Generatore di progetti e oggetti di disegno.<text:s/></text:p>
      <text:p text:style-name="P86"><text:span text:style-name="T87">A questo punto il progetto, ottenuto dalle misure ap</text:span><text:span text:style-name="T88">pena fornite o caricato dal database, viene renderizzato sul piano di disegno della Web Application grazie alla Libreria CAD.</text:span><text:s/></text:p>
      <text:p text:style-name="P89">L’Installatore può, quindi, usare i comandi forniti dall’interfaccia grafica della Web Application per verificare l’aspetto e le<text:s/>caratterisctiche del modello e fare le proprie valutazioni in materia. In particolare i comandi forniti sono:<text:s/><text:span text:style-name="T90">scale, drag, move, quote</text:span><text:span text:style-name="T91">.</text:span><text:s/><text:span text:style-name="T92">Viene, inoltre, permessa l’esportazione del progetto richiesto dal sito in uno o più formati compatibili con i principal</text:span><text:span text:style-name="T93">i software di progettazione e modellazione.</text:span></text:p>
      <text:p text:style-name="P94"><text:span text:style-name="T95">Per quanto riguarda il Validatore, il Sistema deve permettergli di autenticarsi per avere a disposizione i progetti di cui ha responsabile nella propria area personale. A questo punto l’Utente può scegliere un pr</text:span><text:span text:style-name="T96">ogetto, visualizzarlo e, se conforme alle richieste, validarlo. Il cambiamento di stato del progetto verrà, quindi, notificato all’Installatore al prossimo login.</text:span></text:p>
      <text:soft-page-break/>
      <text:h text:style-name="P97" text:outline-level="2"><text:span text:style-name="T98">2.3. User Characteristics</text:span></text:h>
      <text:p text:style-name="P99">Le principali tipologie di utenza cui è rivolto il Sistema sono: Installatore e Validatore.<text:s/></text:p>
      <text:p text:style-name="P100"><text:span text:style-name="T101">L’obbiettivo dell’Instalatore è quello di scegliere la tipologia di ascensore cui è interessato tra quelli proposti e ottenere un progetto (nelle due metodologie presentate al punto 2.2). Vuole, inoltre, interagire con una rappres</text:span><text:span text:style-name="T102">entazione fedele del suddetto progetto intuitivamente e in maniera fluida. Vuole, infine, poter salvare ed esportare il proprio lavoro per poterlo portare su una piattaforma che permetta modifiche a profondità maggiore.<text:s/></text:span><text:span text:style-name="T103">Buone/Ottime conoscenze dei domini,<text:s/></text:span><text:span text:style-name="T104">Basse/Buone conoscenze informatiche.</text:span></text:p>
      <text:p text:style-name="P105">L’obbiettivo del Validatore è quello di visualizzare tutti i progetti a cui riferisce aggiornati all’ultima modifica disponibile. Vuole, inoltre, poter interagire con il progetto facilmente per potersi concentrare sul giudizio del lavoro. Vuole, infine, poter confermare la bontà del progetto e validarlo. Ottime conoscenze dei domini, Basse/Buone conoscenze informatiche.</text:p>
      <text:p text:style-name="P106">2.4. Constraints</text:p>
      <text:p text:style-name="P107"><text:span text:style-name="T108">La scelta della Libreria CAD è un aspetto fondamentale dello sviluppo del Sistema: de</text:span><text:span text:style-name="T109">ve essere tale da poter mantenere il Generatore di oggetti di disegno senza modifiche, effettuando un<text:s/></text:span><text:span text:style-name="T110">refactoring</text:span><text:span text:style-name="T111"><text:s/>dei dati in input tramite il Modulo Software per interfacciare le due parti, se necessario. Deve presentare tutti i comandi menzionati precede</text:span><text:span text:style-name="T112">ntemente, gestire gli oggetti come entità (piuttosto che come insiemi di punti e linee, soluzione presente attualmente), permettere l’utilizzo dei servizi su una piattaforma web e l’esportazione dei progetti nei formati più comuni nel campo in questione.</text:span></text:p>
      <text:p text:style-name="P113"><text:span text:style-name="T114">Siccome diversi portali web lavorano sullo stesso database, se più applicazioni contemporaneamente vi accedono il sistema potrebbe sovraccaricarsi e portare ritardi nel rispondere alle domande. Risulta necessario, quindi, ridurre quanto più possibile le di</text:span><text:span text:style-name="T115">mensioni dei file scambiati tra lato Client e lato Server.</text:span></text:p>
      <text:p text:style-name="P116"/>
      <text:p text:style-name="P117"/>
      <text:p text:style-name="P118"/>
      <text:h text:style-name="P119" text:outline-level="1"><text:bookmark-start text:name="_svngh5vx6xy9"/><text:bookmark-end text:name="_svngh5vx6xy9"/></text:h>
      <text:h text:style-name="P120" text:outline-level="1"><text:bookmark-start text:name="_athz69tguzd2"/><text:bookmark-start text:name="_edviraja7vmp"/><text:bookmark-end text:name="_athz69tguzd2"/><text:bookmark-end text:name="_edviraja7vmp"/><text:span text:style-name="T121">3.0. Requirements Specification</text:span></text:h>
      <text:p text:style-name="P122"/>
      <text:p text:style-name="P123"><text:span text:style-name="T124">//Scelta libreria (meglio gestione entità piuttosto che punti e linee, esportazione .dxf)</text:span></text:p>
      <text:p text:style-name="P125"><text:span text:style-name="T126">//Lettura JSON (da RESTcontroller)</text:span></text:p>
      <text:p text:style-name="P127"><text:span text:style-name="T128"><text:tab/>//Creare oggetti di disegno a part</text:span><text:span text:style-name="T129">ire dal json (Integrazione con libreria scelta)</text:span></text:p>
      <text:p text:style-name="P130"><text:span text:style-name="T131">Prima fase 2D, poi magari sviluppo 3D (introduzione rotate)</text:span></text:p>
      <text:p text:style-name="P132">GENERATORE DI OGGETTI</text:p>
      <text:list text:style-name="LFO2" text:continue-numbering="true">
        <text:list-item>
          <text:p text:style-name="P133">(M) Creare json progetto da misure</text:p>
        </text:list-item>
      </text:list>
      <text:p text:style-name="P134">WEB APPLICATION</text:p>
      <text:list text:style-name="LFO2" text:continue-numbering="true">
        <text:list-item>
          <text:p text:style-name="P135"><text:span text:style-name="T136">(M) Importazione degli oggetti java per creazione disegno</text:span></text:p>
        </text:list-item>
        <text:list-item>
          <text:p text:style-name="P137"><text:span text:style-name="T138">(M) Rendering su<text:s/></text:span><text:span text:style-name="T139">browser</text:span></text:p>
        </text:list-item>
      </text:list>
      <text:p text:style-name="P140">INSTALLATORE</text:p>
      <text:list text:style-name="LFO2" text:continue-numbering="true">
        <text:list-item>
          <text:p text:style-name="P141">(S) Autenticazione</text:p>
        </text:list-item>
        <text:list-item>
          <text:p text:style-name="P142">(M) Inserimento misure</text:p>
        </text:list-item>
        <text:list-item>
          <text:p text:style-name="P143">(O) Scelta progetto dallo storico</text:p>
        </text:list-item>
        <text:list-item>
          <text:p text:style-name="P144"><text:span text:style-name="T145">(M) Manipolazione (scale, drag, move, quote ) del disegno</text:span></text:p>
        </text:list-item>
      </text:list>
      <text:p text:style-name="P146">(S) VALIDATORE</text:p>
      <text:list text:style-name="LFO2" text:continue-numbering="true">
        <text:list-item>
          <text:p text:style-name="P147">(S) Autenticazione</text:p>
        </text:list-item>
        <text:list-item>
          <text:p text:style-name="P148">(M) Scelta progetto dallo storico</text:p>
        </text:list-item>
        <text:list-item>
          <text:p text:style-name="P149"><text:span text:style-name="T150">(M) Manipolazione (scale, drag, m</text:span><text:span text:style-name="T151">ove, quote ) del disegno</text:span></text:p>
        </text:list-item>
        <text:list-item>
          <text:p text:style-name="P152"><text:span text:style-name="T153">(M) Validare progetto</text:span></text:p>
        </text:list-item>
      </text:list>
      <text:p text:style-name="P154"/>
      <text:soft-page-break/>
      <text:h text:style-name="P155" text:outline-level="2"><text:span text:style-name="T156">3.1. External Interfaces</text:span></text:h>
      <text:p text:style-name="P157"/>
      <text:h text:style-name="P158" text:outline-level="2"><text:span text:style-name="T159">3.2. Functions</text:span></text:h>
      <text:p text:style-name="P160"/>
      <text:p text:style-name="P161"><text:span text:style-name="T162">ID:</text:span><text:span text:style-name="T163"><text:s/>FR1</text:span></text:p>
      <text:p text:style-name="P164"><text:span text:style-name="T165">RILEVANZA:<text:s/></text:span><text:span text:style-name="T166">Should</text:span></text:p>
      <text:p text:style-name="P167"><text:span text:style-name="T168">TITOLO:<text:s/></text:span><text:span text:style-name="T169">Registrazione Utente</text:span></text:p>
      <text:p text:style-name="P170"><text:span text:style-name="T171">DES</text:span><text:span text:style-name="T172">CRIZIONE:</text:span><text:span text:style-name="T173"><text:s/>Un U</text:span><text:span text:style-name="T174">tente deve poter</text:span><text:span text:style-name="T175">si registrare alla piattaforma Web per far sì che venga creata la sua area di lavoro privata.</text:span></text:p>
      <text:p text:style-name="P176"><text:span text:style-name="T177"><text:s/>DIPENDENZE:</text:span><text:span text:style-name="T178"><text:s/></text:span><text:span text:style-name="T179">Nessuna.</text:span></text:p>
      <text:p text:style-name="P180"/>
      <text:p text:style-name="P181"/>
      <text:p text:style-name="P182"><text:span text:style-name="T183">ID:</text:span><text:span text:style-name="T184"><text:s/>FR2</text:span></text:p>
      <text:p text:style-name="P185"><text:span text:style-name="T186">RILEVANZA:<text:s/></text:span><text:span text:style-name="T187">Should</text:span></text:p>
      <text:p text:style-name="P188"><text:span text:style-name="T189">TITOLO:<text:s/></text:span><text:span text:style-name="T190">Login Utente</text:span></text:p>
      <text:p text:style-name="P191"><text:span text:style-name="T192">DESCRIZIONE:</text:span><text:span text:style-name="T193"><text:s/>Un Utente deve potersi autenticare alla piattaforma Web inserendo username e password precedentemente determinati, in modo da poter accedere alla sua area privata e ai servizi del Sistema.</text:span></text:p>
      <text:p text:style-name="P194"><text:span text:style-name="T195"><text:s/>DIPENDENZE:<text:s/></text:span><text:span text:style-name="T196">FR1.</text:span></text:p>
      <text:p text:style-name="P197"/>
      <text:p text:style-name="P198"/>
      <text:p text:style-name="P199"><text:span text:style-name="T200">ID:</text:span><text:span text:style-name="T201"><text:s/>FR3</text:span></text:p>
      <text:p text:style-name="P202"><text:span text:style-name="T203">RILEVANZA:<text:s/></text:span><text:span text:style-name="T204">Must</text:span></text:p>
      <text:p text:style-name="P205"><text:span text:style-name="T206">TITOLO:<text:s/></text:span><text:span text:style-name="T207">Scelta modello</text:span></text:p>
      <text:p text:style-name="P208"><text:span text:style-name="T209">DESCRIZIONE:</text:span><text:span text:style-name="T210"><text:s/>Un Installatore deve poter scegliere su quale modello di elevatore lavorare e inserire I parametri necessari, specificati dalla normativa e proposti dal Sistema.</text:span></text:p>
      <text:p text:style-name="P211"><text:span text:style-name="T212">DIPENDENZE:<text:s/></text:span><text:span text:style-name="T213">FR2.</text:span></text:p>
      <text:p text:style-name="P214"/>
      <text:p text:style-name="P215"/>
      <text:p text:style-name="P216"/>
      <text:p text:style-name="P217"><text:span text:style-name="T218">ID:</text:span><text:span text:style-name="T219"><text:s/>FR4</text:span></text:p>
      <text:p text:style-name="P220"><text:span text:style-name="T221">RILEVANZA:<text:s/></text:span><text:span text:style-name="T222">Could</text:span></text:p>
      <text:p text:style-name="P223"><text:span text:style-name="T224">TITOLO:<text:s/></text:span><text:span text:style-name="T225">Caricare modello</text:span></text:p>
      <text:p text:style-name="P226"><text:span text:style-name="T227">DESCRIZIONE:</text:span><text:span text:style-name="T228"><text:s/>Un Utente deve poter scegliere e caricare un progetto su cui ha precedentemente lavorato e presente nella sua area privata.</text:span></text:p>
      <text:p text:style-name="P229"><text:span text:style-name="T230">DIPENDENZE:<text:s/></text:span><text:span text:style-name="T231">FR2.</text:span></text:p>
      <text:p text:style-name="P232"/>
      <text:p text:style-name="P233"><text:span text:style-name="T234">ID:</text:span><text:span text:style-name="T235"><text:s/>FR5</text:span></text:p>
      <text:p text:style-name="P236"><text:span text:style-name="T237">RILEVANZA:<text:s/></text:span><text:span text:style-name="T238">Must</text:span></text:p>
      <text:p text:style-name="P239"><text:span text:style-name="T240">TITOLO:<text:s/></text:span><text:span text:style-name="T241">Generare progetto</text:span><text:span text:style-name="T242"><text:s/>2D</text:span></text:p>
      <text:p text:style-name="P243"><text:span text:style-name="T244">DESCRIZIONE:</text:span><text:span text:style-name="T245"><text:s/></text:span><text:span text:style-name="T246">Il Sistema deve poter<text:s/></text:span><text:span text:style-name="T247">sottoporre</text:span><text:span text:style-name="T248"><text:s/>le misure ottenute precedentemente al Generatore di oggetti di disegno affiché quest’ultimo fornisca il progetto relativo</text:span><text:span text:style-name="T249"><text:s/>in 2D</text:span><text:span text:style-name="T250">.</text:span></text:p>
      <text:p text:style-name="P251"><text:span text:style-name="T252">DIPENDENZE:<text:s/></text:span><text:span text:style-name="T253">None</text:span><text:span text:style-name="T254">.</text:span></text:p>
      <text:p text:style-name="P255"/>
      <text:p text:style-name="P256"><text:span text:style-name="T257">ID:</text:span><text:span text:style-name="T258"><text:s/>FR6</text:span></text:p>
      <text:p text:style-name="P259"><text:span text:style-name="T260">RILEVANZA:<text:s/></text:span><text:span text:style-name="T261">Must</text:span></text:p>
      <text:p text:style-name="P262"><text:span text:style-name="T263">TITOLO:<text:s/></text:span><text:span text:style-name="T264">Visualizzare progetto</text:span></text:p>
      <text:p text:style-name="P265"><text:span text:style-name="T266">DESCRIZIONE:</text:span><text:span text:style-name="T267"><text:s/>Il Sistema deve visualizzare a schermo sulla Web Application la rappresentazione del progetto.</text:span></text:p>
      <text:p text:style-name="P268"><text:span text:style-name="T269">DIPENDENZE:<text:s/></text:span><text:span text:style-name="T270">FR4 o FR5.</text:span></text:p>
      <text:p text:style-name="P271"/>
      <text:p text:style-name="P272"><text:span text:style-name="T273">ID:</text:span><text:span text:style-name="T274"><text:s/>FR7</text:span></text:p>
      <text:p text:style-name="P275"><text:span text:style-name="T276">RILEVANZA:<text:s/></text:span><text:span text:style-name="T277">Must</text:span></text:p>
      <text:p text:style-name="P278"><text:span text:style-name="T279">TITOLO:<text:s/></text:span><text:span text:style-name="T280">Manipolazione disegno</text:span></text:p>
      <text:p text:style-name="P281"><text:span text:style-name="T282">DESCRIZIONE:</text:span><text:span text:style-name="T283"><text:s/>Il Sistema deve permettere all’Utente di manipolare il disegno tramite i comandi forniti dall’interfaccia grafica della Web Application.</text:span></text:p>
      <text:p text:style-name="P284"><text:span text:style-name="T285">DIPENDENZE:<text:s/></text:span><text:span text:style-name="T286">FR6.</text:span></text:p>
      <text:p text:style-name="P287"/>
      <text:p text:style-name="P288"/>
      <text:p text:style-name="P289"/>
      <text:soft-page-break/>
      <text:p text:style-name="P290"><text:span text:style-name="T291">ID:</text:span><text:span text:style-name="T292"><text:s/>FR8</text:span></text:p>
      <text:p text:style-name="P293"><text:span text:style-name="T294">RILEVANZA:<text:s/></text:span><text:span text:style-name="T295">Should</text:span></text:p>
      <text:p text:style-name="P296"><text:span text:style-name="T297">TITOLO:<text:s/></text:span><text:span text:style-name="T298">Esportazione progetto</text:span></text:p>
      <text:p text:style-name="P299"><text:span text:style-name="T300">DESCRIZIONE:</text:span><text:span text:style-name="T301"><text:s/>Il Sistema deve permettere di esportare il progetto generato nel formato “.dxf ”.</text:span></text:p>
      <text:p text:style-name="P302"><text:span text:style-name="T303">DIPENDENZE:<text:s/></text:span><text:span text:style-name="T304">FR4 o FR5.</text:span></text:p>
      <text:p text:style-name="P305"/>
      <text:p text:style-name="P306"><text:span text:style-name="T307">ID:</text:span><text:span text:style-name="T308"><text:s/>FR9</text:span></text:p>
      <text:p text:style-name="P309"><text:span text:style-name="T310">RILEVANZA:<text:s/></text:span><text:span text:style-name="T311">Should</text:span></text:p>
      <text:p text:style-name="P312"><text:span text:style-name="T313">TITOLO:<text:s/></text:span><text:span text:style-name="T314">Salvare progetto</text:span></text:p>
      <text:p text:style-name="P315"><text:span text:style-name="T316">DESCRIZIONE:</text:span><text:span text:style-name="T317"><text:s/>Il Sistema deve permettere all’Utente di salvare nella propria area privata il progetto su cui sta lavorando.</text:span></text:p>
      <text:p text:style-name="P318"><text:span text:style-name="T319">DIPENDENZE:<text:s/></text:span><text:span text:style-name="T320">FR4 o FR5.</text:span></text:p>
      <text:p text:style-name="P321"/>
      <text:p text:style-name="P322"><text:span text:style-name="T323">ID:</text:span><text:span text:style-name="T324"><text:s/>FR10</text:span></text:p>
      <text:p text:style-name="P325"><text:span text:style-name="T326">RILEVANZA:<text:s/></text:span><text:span text:style-name="T327">Should</text:span></text:p>
      <text:p text:style-name="P328"><text:span text:style-name="T329">TITOLO:<text:s/></text:span><text:span text:style-name="T330">Logout Utente</text:span></text:p>
      <text:p text:style-name="P331"><text:span text:style-name="T332">DESCRIZIONE:</text:span><text:span text:style-name="T333"><text:s/>Un Utente deve poter scollegarsi dal Sistema.</text:span></text:p>
      <text:p text:style-name="P334"><text:span text:style-name="T335">DIPENDENZE:<text:s/></text:span><text:span text:style-name="T336">FR2.</text:span></text:p>
      <text:p text:style-name="P337"/>
      <text:p text:style-name="P338"><text:span text:style-name="T339">ID:</text:span><text:span text:style-name="T340"><text:s/>FR11</text:span></text:p>
      <text:p text:style-name="P341"><text:span text:style-name="T342">RILEVANZA:<text:s/></text:span><text:span text:style-name="T343">Could</text:span></text:p>
      <text:p text:style-name="P344"><text:span text:style-name="T345">TITOLO:<text:s/></text:span><text:span text:style-name="T346">Valutazione progetto</text:span></text:p>
      <text:p text:style-name="P347"><text:span text:style-name="T348">DESCRIZIONE:</text:span><text:span text:style-name="T349"><text:s/>Un<text:s/></text:span><text:span text:style-name="T350">Validatore</text:span><text:span text:style-name="T351"><text:s/>deve poter<text:s/></text:span><text:span text:style-name="T352">cambiare lo stato di validazione del progetto su cui sta lavorando</text:span><text:span text:style-name="T353">.</text:span></text:p>
      <text:p text:style-name="P354"><text:span text:style-name="T355">DIPENDENZE:<text:s/></text:span><text:span text:style-name="T356">FR7</text:span><text:span text:style-name="T357">.</text:span></text:p>
      <text:p text:style-name="P358"/>
      <text:p text:style-name="P359"><text:span text:style-name="T360">ID:</text:span><text:span text:style-name="T361"><text:s/>FR13</text:span></text:p>
      <text:p text:style-name="P362"><text:span text:style-name="T363">RILEVANZA:<text:s/></text:span><text:span text:style-name="T364">Could</text:span></text:p>
      <text:p text:style-name="P365"><text:span text:style-name="T366">TITOLO:<text:s/></text:span><text:span text:style-name="T367">Supporto progetti 3D</text:span></text:p>
      <text:p text:style-name="P368"><text:span text:style-name="T369">DESCRIZIONE:</text:span><text:span text:style-name="T370"><text:s/>Il Sistema deve poter generare progetti 3D.</text:span></text:p>
      <text:p text:style-name="P371"><text:span text:style-name="T372">DIPENDENZE:<text:s/></text:span><text:span text:style-name="T373">None.</text:span></text:p>
      <text:soft-page-break/>
      <text:h text:style-name="P374" text:outline-level="2"><text:span text:style-name="T375">3.3</text:span><text:span text:style-name="T376">. Use Cases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widows="0" fo:orphans="0"/>
      <style:text-properties fo:font-weight="bold" style:font-weight-asian="bold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widows="0" fo:orphans="0"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stocommento" style:display-name="Testo commento" style:family="paragraph" style:parent-style-name="Normale">
      <style:text-properties style:font-name-complex="Mangal" fo:font-size="10pt" style:font-size-asian="10pt" style:font-size-complex="9pt" fo:hyphenate="false"/>
    </style:style>
    <style:style style:name="TestocommentoCarattere" style:display-name="Testo commento Carattere" style:family="text" style:parent-style-name="Car.predefinitoparagrafo">
      <style:text-properties style:font-name-complex="Mangal" fo:font-size="10pt" style:font-size-asian="10pt" style:font-size-complex="9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291in" fo:margin-bottom="0.4333in" fo:margin-right="0.752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666in"/>
      </style:footer-style>
    </style:page-layout>
    <style:style style:name="P2" style:parent-style-name="Standard" style:family="paragraph">
      <style:paragraph-properties fo:margin-bottom="0.5in">
        <style:tab-stops>
          <style:tab-stop style:type="center" style:position="3in"/>
          <style:tab-stop style:type="right" style:position="6in"/>
        </style:tab-stops>
      </style:paragraph-properties>
    </style:style>
  </office:automatic-styles>
  <office:master-styles>
    <style:master-page style:name="MP0" style:page-layout-name="PL0">
      <style:footer>
        <text:p text:style-name="P2">AiLift SRS v1.0<text:tab/><text:page-number text:fixed="false">11</text:page-number><text:tab/>3/4/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Enrico</dc:creator>
    <meta:creation-date>2017-03-29T12:30:00Z</meta:creation-date>
    <dc:date>2017-04-01T15:05:00Z</dc:date>
    <meta:template xlink:href="Normal.dotm" xlink:type="simple"/>
    <meta:editing-cycles>17</meta:editing-cycles>
    <meta:editing-duration>PT101640S</meta:editing-duration>
    <meta:document-statistic meta:page-count="11" meta:paragraph-count="23" meta:word-count="1770" meta:character-count="11840" meta:row-count="84" meta:non-whitespace-character-count="10093"/>
  </office:meta>
</office:document-meta>
</file>